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57ff9" officeooo:paragraph-rsid="00157ff9"/>
    </style:style>
    <style:style style:name="P2" style:family="paragraph" style:parent-style-name="Standard">
      <style:text-properties officeooo:rsid="00157ff9" officeooo:paragraph-rsid="001767df"/>
    </style:style>
    <style:style style:name="P3" style:family="paragraph" style:parent-style-name="Standard">
      <style:text-properties officeooo:rsid="00193038" officeooo:paragraph-rsid="00196297"/>
    </style:style>
    <style:style style:name="P4" style:family="paragraph" style:parent-style-name="Standard">
      <style:text-properties officeooo:rsid="00196297" officeooo:paragraph-rsid="00196297"/>
    </style:style>
    <style:style style:name="P5" style:family="paragraph" style:parent-style-name="Standard">
      <style:text-properties officeooo:rsid="001ac61f" officeooo:paragraph-rsid="001ac61f"/>
    </style:style>
    <style:style style:name="P6" style:family="paragraph" style:parent-style-name="Standard">
      <style:text-properties officeooo:rsid="001ac61f" officeooo:paragraph-rsid="001e996d"/>
    </style:style>
    <style:style style:name="P7" style:family="paragraph" style:parent-style-name="Standard">
      <style:text-properties officeooo:rsid="001c1a17" officeooo:paragraph-rsid="001c1a17"/>
    </style:style>
    <style:style style:name="P8" style:family="paragraph" style:parent-style-name="Standard">
      <style:text-properties officeooo:rsid="001ccbac" officeooo:paragraph-rsid="001ccbac"/>
    </style:style>
    <style:style style:name="P9" style:family="paragraph" style:parent-style-name="Standard">
      <style:text-properties officeooo:paragraph-rsid="001ccbac"/>
    </style:style>
    <style:style style:name="P10" style:family="paragraph" style:parent-style-name="Standard">
      <style:text-properties officeooo:paragraph-rsid="001e996d"/>
    </style:style>
    <style:style style:name="P11" style:family="paragraph" style:parent-style-name="Standard">
      <style:text-properties officeooo:rsid="001e996d" officeooo:paragraph-rsid="001e996d"/>
    </style:style>
    <style:style style:name="P12" style:family="paragraph" style:parent-style-name="Standard">
      <style:text-properties officeooo:rsid="001eaa4c" officeooo:paragraph-rsid="001eaa4c"/>
    </style:style>
    <style:style style:name="P13" style:family="paragraph" style:parent-style-name="Standard">
      <style:text-properties officeooo:rsid="001ee52d" officeooo:paragraph-rsid="001ee52d"/>
    </style:style>
    <style:style style:name="P14" style:family="paragraph" style:parent-style-name="Standard">
      <style:text-properties officeooo:rsid="0020ed85" officeooo:paragraph-rsid="0020ed85"/>
    </style:style>
    <style:style style:name="T1" style:family="text">
      <style:text-properties officeooo:rsid="001767df"/>
    </style:style>
    <style:style style:name="T2" style:family="text">
      <style:text-properties officeooo:rsid="00196297"/>
    </style:style>
    <style:style style:name="T3" style:family="text">
      <style:text-properties officeooo:rsid="001a0fc6"/>
    </style:style>
    <style:style style:name="T4" style:family="text">
      <style:text-properties officeooo:rsid="001c1a17"/>
    </style:style>
    <style:style style:name="T5" style:family="text">
      <style:text-properties officeooo:rsid="001ccbac"/>
    </style:style>
    <style:style style:name="T6" style:family="text">
      <style:text-properties fo:color="#5454ff" style:font-name="monospace" fo:font-weight="bold" fo:background-color="#ffffff" loext:char-shading-value="0"/>
    </style:style>
    <style:style style:name="T7" style:family="text">
      <style:text-properties fo:color="#000000" style:font-name="monospace" fo:background-color="#ffffff" loext:char-shading-value="0"/>
    </style:style>
    <style:style style:name="T8" style:family="text">
      <style:text-properties fo:color="#b26818" style:font-name="monospace" fo:background-color="#ffffff" loext:char-shading-value="0"/>
    </style:style>
    <style:style style:name="T9" style:family="text">
      <style:text-properties fo:color="#54ff54" style:font-name="monospace" fo:background-color="#ffffff" loext:char-shading-value="0"/>
    </style:style>
    <style:style style:name="T10" style:family="text">
      <style:text-properties fo:color="#54ff54" style:font-name="monospace" fo:font-weight="bold" fo:background-color="#ffffff" loext:char-shading-value="0"/>
    </style:style>
    <style:style style:name="T11" style:family="text">
      <style:text-properties fo:color="#ff5454" style:font-name="monospace" fo:background-color="#ffffff" loext:char-shading-value="0"/>
    </style:style>
    <style:style style:name="T12" style:family="text">
      <style:text-properties fo:color="#ff5454" style:font-name="monospace" fo:font-weight="bold" fo:background-color="#ffffff" loext:char-shading-value="0"/>
    </style:style>
    <style:style style:name="T13" style:family="text">
      <style:text-properties fo:color="#ff54ff" style:font-name="monospace" fo:background-color="#ffffff" loext:char-shading-value="0"/>
    </style:style>
    <style:style style:name="T14" style:family="text">
      <style:text-properties fo:color="#ff54ff" style:font-name="monospace" fo:font-weight="bold" fo:background-color="#ffffff" loext:char-shading-value="0"/>
    </style:style>
    <style:style style:name="T15" style:family="text">
      <style:text-properties style:font-name="monospace"/>
    </style:style>
    <style:style style:name="T16" style:family="text">
      <style:text-properties style:font-name="monospace" officeooo:rsid="001e996d"/>
    </style:style>
    <style:style style:name="T17" style:family="text">
      <style:text-properties style:font-name="Liberation Serif"/>
    </style:style>
    <style:style style:name="T18" style:family="text">
      <style:text-properties style:font-name="Liberation Serif" officeooo:rsid="001ccbac"/>
    </style:style>
    <style:style style:name="T19" style:family="text">
      <style:text-properties style:font-name="Liberation Serif" officeooo:rsid="001c1a1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9:00 – Llegando al laboratorio me dispuse a configurar el adaptador usb-wifi para la raspberry y así poder tener conexión a internet o bien a algún router. La configuración se baso en la modificación del archivo interfaces de sistema según lo que se muestra en: <text:a xlink:type="simple" xlink:href="https://rootear.com/ubuntu-linux/como-conectar-raspberry-pi-wifi" text:style-name="Internet_20_link" text:visited-style-name="Visited_20_Internet_20_Link">https://rootear.com/ubuntu-linux/como-conectar-raspberry-pi-wifi</text:a></text:p>
      <text:p text:style-name="P1"/>
      <text:p text:style-name="P2">09:36 – Necesitamos el paquete pip de python, por lo procedo a instalar <text:span text:style-name="T1">lo. </text:span><text:a xlink:type="simple" xlink:href="http://www.pythondiario.com/2016/10/como-instalar-pip-en-linux-y-windows.html" text:style-name="Internet_20_link" text:visited-style-name="Visited_20_Internet_20_Link"><text:span text:style-name="T1">http://www.pythondiario.com/2016/10/como-instalar-pip-en-linux-y-windows.html</text:span></text:a></text:p>
      <text:p text:style-name="P3">Intentando instalar el paquete pip no se pudo.</text:p>
      <text:p text:style-name="P3"><text:span text:style-name="T2">Posiblemente se resolvería </text:span><text:s/>ejecutando el comando sudo apt-get update y posteriormente volver a ejecutar el comando de instalación, <text:span text:style-name="T2">pero eso tampoco funcionó. </text:span></text:p>
      <text:p text:style-name="P4">Terminé ejecutando:</text:p>
      <text:p text:style-name="P4"><text:tab/>sudo apt-get install <text:span text:style-name="T3">--fix-missing</text:span> python-pip</text:p>
      <text:p text:style-name="P4"/>
      <text:p text:style-name="P5">13:41 – Hasta el momento he podido copiar la carpeta del proyecto django a la raspberry, instalado pip, mysql-client y mysql-server.</text:p>
      <text:p text:style-name="P5">Así mismo usando el archivo de requisitos, django, pero me ha dado un problema al intentar con el paquete myqlclient, indicando:</text:p>
      <text:p text:style-name="P5"><text:tab/>EnviromentError: mysql_config not found</text:p>
      <text:p text:style-name="P5"><text:tab/>Command “python setup.py egg_info” failes with error code 1 in /tmp/pip-build-n0wKeE/mysqlclient</text:p>
      <text:p text:style-name="P5"/>
      <text:p text:style-name="P5">He intentado actualizar los setup tools de python mediante:</text:p>
      <text:p text:style-name="P5"><text:tab/>sudo pip install –upgrade setuptools</text:p>
      <text:p text:style-name="P5">Pero no ha dado resultado, aparentemente puede ser un paquete faltante a la instalación del cliente y servidor de MySQL</text:p>
      <text:p text:style-name="P5"><text:tab/><text:span text:style-name="T4">sudo apt-get install libmysqlclient-dev</text:span></text:p>
      <text:p text:style-name="P7">NO HA FUNCIONADO, el resultado del comando indica que el paquete no esta disponible, falta, o está obsoleto y en alguna otra fuente no tiene candidato de reemplazo.</text:p>
      <text:p text:style-name="P8"/>
      <text:p text:style-name="P9"><text:span text:style-name="T5">14.14 <text:s/>– He podido solucionar el problema cambiando de repositorio al editar el archivo /etc/apt/sources.list, comentando la linea que indica stretch y agregando la que dice jessie, para tomar como referencia los repositorios de la distribución jessie, donde sí se encuentra el paquete libmysqlclient-dev</text:span></text:p>
      <text:p text:style-name="P8"><text:a xlink:type="simple" xlink:href="https://jp.raspberrypi.org/forums/viewtopic.php?f=66&amp;t=191706" text:style-name="Internet_20_link" text:visited-style-name="Visited_20_Internet_20_Link">https://jp.raspberrypi.org/forums/viewtopic.php?f=66&amp;t=191706</text:a></text:p>
      <text:p text:style-name="P8"><text:a xlink:type="simple" xlink:href="https://github.com/JudgeGirl/Judge-sender/issues/4" text:style-name="Internet_20_link" text:visited-style-name="Visited_20_Internet_20_Link">https://github.com/JudgeGirl/Judge-sender/issues/4</text:a></text:p>
      <text:p text:style-name="P8"/>
      <text:p text:style-name="P9"><text:span text:style-name="T6">#deb http://mirrordirector.raspbian.org/raspbian/ stretch main contrib non-free rpi</text:span><text:span text:style-name="T7"> </text:span><text:span text:style-name="T15"><text:line-break/></text:span><text:span text:style-name="T8">deb</text:span><text:span text:style-name="T9"> </text:span><text:span text:style-name="T10">http://mirrordirector.raspbian.org/raspbian/</text:span><text:span text:style-name="T11"> </text:span><text:span text:style-name="T12">jessie</text:span><text:span text:style-name="T13"> </text:span><text:span text:style-name="T14">main contrib non-free rpi</text:span></text:p>
      <text:p text:style-name="P9"><text:span text:style-name="T14"/></text:p>
      <text:p text:style-name="P10"><text:span text:style-name="T16">Posteriormente ejecutando sudo apt-get update cambiamos de repositorio.</text:span><text:span text:style-name="T15"><text:line-break/></text:span></text:p>
      <text:p text:style-name="P11"><text:span text:style-name="T18">a</text:span><text:span text:style-name="T17">hora, según el ultimo enlace ejecutando:</text:span></text:p>
      <text:p text:style-name="P6"><text:span text:style-name="T19"><text:tab/>sudo apt-get install libmysqlclient-dev</text:span></text:p>
      <text:p text:style-name="P11"><text:span text:style-name="T19">H</text:span><text:span text:style-name="T17">emos instalado el paquete y procediendo a la ejecución del comando:</text:span></text:p>
      <text:p text:style-name="P11"><text:span text:style-name="T17"><text:tab/>sudo pip install -r requesitos.txt</text:span></text:p>
      <text:p text:style-name="P11"><text:span text:style-name="T17">Se ha completado la instalación de requerimientos necesarios para django y la plataforma.</text:span></text:p>
      <text:p text:style-name="P12"><text:soft-page-break/><text:span text:style-name="T17">Ahora, procedemos a regresar a los repositorios de stretch</text:span></text:p>
      <text:p text:style-name="P12"><text:span text:style-name="T17"/></text:p>
      <text:p text:style-name="P13"><text:span text:style-name="T17">14:42 – Eyden tuvo problemas al hacer que otros <text:s/>dispositvos tengan acceso a la plataforma que esta en su laptop, por lo que hice la configuración en la copia que poseo y funcionó.</text:span></text:p>
      <text:p text:style-name="P13"><text:span text:style-name="T17"/></text:p>
      <text:p text:style-name="P14"><text:span text:style-name="T17">15:00 Cree la base de datos en mysql e importe los datos del script para llenarla, ahora al iniciar el servidor de django en la raspberry no nos permite acceso a mysql, posible problema con los permisos y la configuración el el servidor de la base de datos. Mañana lo revisaré a detalle.</text:span></text:p>
      <text:p text:style-name="P11"><text:span text:style-name="T17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09:33:59.581399261</meta:creation-date>
    <meta:generator>LibreOffice/5.3.7.2.0$Linux_X86_64 LibreOffice_project/30m0$Build-2</meta:generator>
    <dc:date>2018-01-17T15:01:40.601385167</dc:date>
    <meta:editing-duration>PT3H16M51S</meta:editing-duration>
    <meta:editing-cycles>13</meta:editing-cycles>
    <meta:document-statistic meta:table-count="0" meta:image-count="0" meta:object-count="0" meta:page-count="2" meta:paragraph-count="29" meta:word-count="419" meta:character-count="3018" meta:non-whitespace-character-count="2609"/>
  </office:meta>
</office:document-meta>
</file>